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#</text:p>
          </table:table-cell>
          <table:table-cell office:value-type="string" calcext:value-type="string">
            <text:p>json_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ea_mega_stuf</text:p>
          </table:table-cell>
          <table:table-cell office:value-type="string" calcext:value-type="string">
            <text:p>bl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pion_copper_plus_spark_plu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po_dry_erase_board_eraser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uine_joe_plastic_stir_sitck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chkin_white_hot_duck_bath_to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ayola_64_c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mys_helper_outlet_plug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arpie_accent_tank_style_highlighter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nley_66_05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ty_works_safety_glasse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ezit_big_origina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per_mate_12_count_mirado_black_warrio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line_greenies_denatl_treat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mers_washable_no_run_school_glu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ad_index card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rst_years_take_and_tos_straw_cup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land_6539_self_stick_notes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k_twain_huckleberry_film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yjen_squeakin_eggs_plush_puppie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ong_sitting_frog_dog_to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ong_air_dog_squeakair_tennis_bal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r_browns_bottle_brush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ng_duck_dog_toy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ugh_out_loud_joke_boo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8:18:46.016698348</meta:creation-date>
    <meta:generator>LibreOffice/4.2.7.2$Linux_X86_64 LibreOffice_project/420m0$Build-2</meta:generator>
    <dc:date>2015-02-24T18:44:51.085282126</dc:date>
    <meta:editing-duration>PT17M51S</meta:editing-duration>
    <meta:editing-cycles>2</meta:editing-cycles>
    <meta:document-statistic meta:table-count="1" meta:cell-count="55" meta:object-count="0"/>
  </office:meta>
</office:document-meta>
</file>